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1c46a3" style:language-asian="zxx" style:country-asian="none" style:language-complex="zxx" style:country-complex="none"/>
    </style:style>
    <style:style style:name="P2" style:family="paragraph" style:parent-style-name="Standard">
      <style:text-properties fo:font-size="14pt" fo:language="zxx" fo:country="none" fo:font-style="italic" style:text-underline-style="solid" style:text-underline-width="auto" style:text-underline-color="font-color" fo:font-weight="bold" officeooo:rsid="001c46a3" officeooo:paragraph-rsid="001c46a3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3" style:family="paragraph" style:parent-style-name="Standard">
      <style:text-properties fo:font-size="12pt" fo:language="zxx" fo:country="none" fo:font-style="normal" style:text-underline-style="none" fo:font-weight="normal" officeooo:rsid="001c46a3" officeooo:paragraph-rsid="001c46a3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2pt" fo:language="zxx" fo:country="none" fo:font-style="normal" style:text-underline-style="none" fo:font-weight="normal" officeooo:rsid="001f70a8" officeooo:paragraph-rsid="001f70a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fo:font-size="12pt" fo:language="zxx" fo:country="none" fo:font-style="normal" style:text-underline-style="solid" style:text-underline-width="auto" style:text-underline-color="font-color" fo:font-weight="normal" officeooo:rsid="001f70a8" officeooo:paragraph-rsid="001f70a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fo:font-size="12pt" fo:language="zxx" fo:country="none" fo:font-style="italic" style:text-underline-style="solid" style:text-underline-width="auto" style:text-underline-color="font-color" fo:font-weight="bold" officeooo:rsid="001f70a8" officeooo:paragraph-rsid="001f70a8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" style:family="text">
      <style:text-properties officeooo:rsid="001c46a3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officeooo:rsid="001c46a3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2">Arbeitsschutz</text:span></text:p>
      <text:p text:style-name="P2"/>
      <text:p text:style-name="P3">=&gt; auf Wunsch des Arbeitnehmers Erstellung eines Zeugnisses</text:p>
      <text:p text:style-name="P3"/>
      <text:p text:style-name="P3"><text:tab/>· einfaches Arbeitszeugnis (Name von AG und AN, Art und Dauer der Beschäftigung)</text:p>
      <text:p text:style-name="P3"><text:tab/>· Qualifiziertes Arbeitszeugnis (zusätzliche Aufgaben über Führung und Leistung des <text:tab/><text:tab/><text:tab/><text:tab/><text:tab/><text:tab/> <text:s text:c="2"/>Arbeitnehmers)</text:p>
      <text:p text:style-name="P3"/>
      <text:p text:style-name="P3"/>
      <text:p text:style-name="P6">1.3 Kündigunsschutzgesetz</text:p>
      <text:p text:style-name="P6">(für AN über 18 Jahre, seit 6 Monaten im Betrieb, mehr als 10 Beschäftigte)</text:p>
      <text:p text:style-name="P6"/>
      <text:p text:style-name="P5">· Kündigung muss sozial gerechtfertigt sein</text:p>
      <text:p text:style-name="P5">· aus betrieblichen Erfrodernissen</text:p>
      <text:p text:style-name="P5">· Gründe liegen in der Person des AN oder in seinem Verhalten</text:p>
      <text:p text:style-name="P4">· Kündigungsschutz besteht für:</text:p>
      <text:p text:style-name="P4"><text:tab/><text:tab/><text:tab/><text:tab/><text:tab/>· Mitglieder des Betriebsrates oder der JAV</text:p>
      <text:p text:style-name="P4"><text:tab/><text:tab/><text:tab/><text:tab/><text:tab/>· AN während Grundwehrdienst, Wehrübung oder Zivildienst</text:p>
      <text:p text:style-name="P4"><text:tab/><text:tab/><text:tab/><text:tab/><text:tab/>· Frauen während der Schwangerschaft und des <text:tab/><text:tab/><text:tab/><text:tab/><text:tab/><text:tab/><text:tab/> <text:s/>Erziehungsurlaubs</text:p>
      <text:p text:style-name="P4"><text:tab/><text:tab/><text:tab/><text:tab/><text:tab/>· Schwerbehinderte ohne Zustimmung der Hauptfürsorgestelle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7:26:07.452007559</meta:creation-date>
    <dc:date>2013-07-02T13:20:28.900095663</dc:date>
    <meta:editing-duration>PT1S</meta:editing-duration>
    <meta:editing-cycles>2</meta:editing-cycles>
    <meta:generator>LibreOfficeDev/4.1.0.0.beta1$Linux_x86 LibreOffice_project/3a2c2d2417101e45fe07cfd8358acf2204a98f3</meta:generator>
    <meta:document-statistic meta:table-count="0" meta:image-count="0" meta:object-count="0" meta:page-count="1" meta:paragraph-count="14" meta:word-count="103" meta:character-count="783" meta:non-whitespace-character-count="649"/>
  </office:meta>
</office:document-meta>
</file>